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6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3.14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6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6"/>
    <style:style style:name="ce3" style:family="table-cell" style:parent-style-name="Default" style:data-style-name="N61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EST</text:p>
          </table:table-cell>
          <table:table-cell table:number-columns-repeated="6"/>
        </table:table-row>
        <table:table-row table:style-name="ro1">
          <table:table-cell office:value-type="string">
            <text:p>Draw box in OpenCV on webcam stream</text:p>
          </table:table-cell>
          <table:table-cell table:number-columns-repeated="6"/>
        </table:table-row>
        <table:table-row table:style-name="ro1">
          <table:table-cell office:value-type="string">
            <text:p>Avg FPS (taken over 2 minutes)</text:p>
          </table:table-cell>
          <table:table-cell/>
          <table:table-cell table:style-name="ce1" office:value-type="string">
            <text:p>Run 1</text:p>
          </table:table-cell>
          <table:table-cell table:style-name="ce1" office:value-type="string">
            <text:p>Run 2</text:p>
          </table:table-cell>
          <table:table-cell table:style-name="ce1" office:value-type="string">
            <text:p>Run 3</text:p>
          </table:table-cell>
          <table:table-cell table:style-name="ce1" office:value-type="string">
            <text:p>Mean</text:p>
          </table:table-cell>
          <table:table-cell table:style-name="ce1" office:value-type="string">
            <text:p>Std Dev</text:p>
          </table:table-cell>
        </table:table-row>
        <table:table-row table:style-name="ro1">
          <table:table-cell/>
          <table:table-cell table:style-name="ce1" office:value-type="string">
            <text:p>Python</text:p>
          </table:table-cell>
          <table:table-cell office:value-type="float" office:value="15.007346">
            <text:p>15.01</text:p>
          </table:table-cell>
          <table:table-cell office:value-type="float" office:value="15.00735">
            <text:p>15.01</text:p>
          </table:table-cell>
          <table:table-cell office:value-type="float" office:value="15.006884">
            <text:p>15.01</text:p>
          </table:table-cell>
          <table:table-cell table:style-name="ce2" table:formula="of:=AVERAGE([.C4:.E4])" office:value-type="float" office:value="15.0071933333333">
            <text:p>15.007193</text:p>
          </table:table-cell>
          <table:table-cell table:style-name="ce3" table:formula="of:=STDEV([.C4];[.D4];[.E4])" office:value-type="float" office:value="0.000267897990536725">
            <text:p>2.68E-04</text:p>
          </table:table-cell>
        </table:table-row>
        <table:table-row table:style-name="ro1">
          <table:table-cell/>
          <table:table-cell table:style-name="ce1" office:value-type="string">
            <text:p>CplusPlus</text:p>
          </table:table-cell>
          <table:table-cell office:value-type="float" office:value="14.9662">
            <text:p>14.97</text:p>
          </table:table-cell>
          <table:table-cell office:value-type="float" office:value="14.9642">
            <text:p>14.96</text:p>
          </table:table-cell>
          <table:table-cell office:value-type="float" office:value="14.9638">
            <text:p>14.96</text:p>
          </table:table-cell>
          <table:table-cell table:style-name="ce2" table:formula="of:=AVERAGE([.C5:.E5])" office:value-type="float" office:value="14.9647333333333">
            <text:p>14.964733</text:p>
          </table:table-cell>
          <table:table-cell table:style-name="ce3" table:formula="of:=STDEV([.C5];[.D5];[.E5])" office:value-type="float" office:value="0.00128582010146577">
            <text:p>1.29E-03</text:p>
          </table:table-cell>
        </table:table-row>
        <table:table-row table:style-name="ro1">
          <table:table-cell/>
          <table:table-cell>
            <draw:frame table:end-cell-address="Sheet1.E17" table:end-x="1.34cm" table:end-y="0.338cm" draw:z-index="0" draw:style-name="gr1" svg:width="8.084cm" svg:height="5.173cm" svg:x="4.882cm" svg:y="0.113cm">
              <draw:object draw:notify-on-update-of-ranges="Sheet1.B4:Sheet1.B5 Sheet1.C4:Sheet1.C5 Sheet1.D4:Sheet1.D5 Sheet1.E4:Sheet1.E5" xlink:href="./Object 1" xlink:type="simple" xlink:show="embed" xlink:actuate="onLoad"/>
              <draw:image xlink:href="./ObjectReplacements/Object 1" xlink:type="simple" xlink:show="embed" xlink:actuate="onLoad"/>
              <svg:title>OpenCV Image Capture in Python and CPlusPlus</svg:title>
            </draw:frame>
          </table:table-cell>
          <table:table-cell table:number-columns-repeated="5"/>
        </table:table-row>
        <table:table-row table:style-name="ro1" table:number-rows-repeated="17">
          <table:table-cell table:number-columns-repeated="7"/>
        </table:table-row>
        <table:table-row table:style-name="ro1">
          <table:table-cell office:value-type="string">
            <text:p>Gaussian Blur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Run 1</text:p>
          </table:table-cell>
          <table:table-cell table:style-name="ce1" office:value-type="string">
            <text:p>Run 2</text:p>
          </table:table-cell>
          <table:table-cell table:style-name="ce1" office:value-type="string">
            <text:p>Run 3</text:p>
          </table:table-cell>
          <table:table-cell table:style-name="ce1" office:value-type="string">
            <text:p>Mean</text:p>
          </table:table-cell>
          <table:table-cell table:style-name="ce1" office:value-type="string">
            <text:p>Std Dev</text:p>
          </table:table-cell>
        </table:table-row>
        <table:table-row table:style-name="ro1">
          <table:table-cell/>
          <table:table-cell table:style-name="ce1" office:value-type="string">
            <text:p>Python</text:p>
          </table:table-cell>
          <table:table-cell table:number-columns-repeated="3"/>
          <table:table-cell table:formula="of:=AVERAGE([.C26:.E26])" office:value-type="float" office:value="0">
            <text:p>#DIV/0!</text:p>
          </table:table-cell>
          <table:table-cell table:style-name="ce3" table:formula="of:=STDEV([.C26];[.D26];[.E26])" office:value-type="float" office:value="0">
            <text:p>#DIV/0!</text:p>
          </table:table-cell>
        </table:table-row>
        <table:table-row table:style-name="ro1">
          <table:table-cell/>
          <table:table-cell table:style-name="ce1" office:value-type="string">
            <text:p>CplusPlus</text:p>
          </table:table-cell>
          <table:table-cell table:number-columns-repeated="3"/>
          <table:table-cell table:formula="of:=AVERAGE([.C27:.E27])" office:value-type="float" office:value="0">
            <text:p>#DIV/0!</text:p>
          </table:table-cell>
          <table:table-cell table:style-name="ce3" table:formula="of:=STDEV([.C27];[.D27];[.E27])" office:value-type="float" office:value="0">
            <text:p>#DIV/0!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Z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Z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3">03/09/2009</text:date>, <text:time>21:2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3T20:31:31</meta:creation-date>
    <dc:date>2009-09-03T21:27:36</dc:date>
    <meta:editing-duration>PT00H56M09S</meta:editing-duration>
    <meta:editing-cycles>11</meta:editing-cycles>
    <meta:generator>OpenOffice.org/3.0$Unix OpenOffice.org_project/300m15$Build-9379</meta:generator>
    <meta:document-statistic meta:table-count="3" meta:cell-count="3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symbol-type="automatic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11" style:family="chart"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85cm" svg:height="5.174cm" chart:class="chart:bar" chart:style-name="ch1">
        <chart:title svg:x="1.449cm" svg:y="0.104cm" chart:style-name="ch2">
          <text:p>Draw a box over an image</text:p>
        </chart:title>
        <chart:subtitle svg:x="1.846cm" svg:y="0.71cm" chart:style-name="ch3">
          <text:p>OpenCV, Python vs CPP</text:p>
        </chart:subtitle>
        <chart:plot-area chart:style-name="ch4" table:cell-range-address="Sheet1.B4:Sheet1.E5" chart:data-source-has-labels="column" svg:x="0.121cm" svg:y="1.264cm" svg:width="7.803cm" svg:height="3.905cm">
          <chart:axis chart:dimension="x" chart:name="primary-x" chart:style-name="ch5">
            <chart:title svg:x="3.567cm" svg:y="4.7cm" chart:style-name="ch6">
              <text:p>Language</text:p>
            </chart:title>
            <chart:categories table:cell-range-address="Sheet1.B4:Sheet1.B5"/>
          </chart:axis>
          <chart:axis chart:dimension="y" chart:name="primary-y" chart:style-name="ch7">
            <chart:title svg:x="0.162cm" svg:y="4.359cm" chart:style-name="ch8">
              <text:p>Frames Per Second</text:p>
            </chart:title>
            <chart:grid chart:style-name="ch9" chart:class="major"/>
          </chart:axis>
          <chart:series chart:style-name="ch10" chart:values-cell-range-address="Sheet1.C4:Sheet1.C5" chart:class="chart:bar">
            <chart:data-point chart:repeated="2"/>
          </chart:series>
          <chart:series chart:style-name="ch11" chart:values-cell-range-address="Sheet1.D4:Sheet1.D5" chart:class="chart:bar">
            <chart:data-point chart:repeated="2"/>
          </chart:series>
          <chart:series chart:style-name="ch12" chart:values-cell-range-address="Sheet1.E4:Sheet1.E5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Sheet1.B4:Sheet1.B5">Python</text:p>
              </table:table-cell>
              <table:table-cell office:value-type="float" office:value="15.007346">
                <text:p text:id="Sheet1.C4:Sheet1.C5">15.007346</text:p>
              </table:table-cell>
              <table:table-cell office:value-type="float" office:value="15.00735">
                <text:p text:id="Sheet1.D4:Sheet1.D5">15.00735</text:p>
              </table:table-cell>
              <table:table-cell office:value-type="float" office:value="15.006884">
                <text:p text:id="Sheet1.E4:Sheet1.E5">15.006884</text:p>
              </table:table-cell>
            </table:table-row>
            <table:table-row>
              <table:table-cell office:value-type="string">
                <text:p>CplusPlus</text:p>
              </table:table-cell>
              <table:table-cell office:value-type="float" office:value="14.9662">
                <text:p>14.9662</text:p>
              </table:table-cell>
              <table:table-cell office:value-type="float" office:value="14.9642">
                <text:p>14.9642</text:p>
              </table:table-cell>
              <table:table-cell office:value-type="float" office:value="14.9638">
                <text:p>14.9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